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Segoe UI" svg:font-family="Segoe UI" style:font-family-generic="swiss" style:font-pitch="variable" svg:panose-1="2 11 5 2 4 2 4 2 2 3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/>
    </style:style>
    <style:style style:name="P4" style:parent-style-name="見出し2" style:family="paragraph">
      <style:paragraph-properties fo:background-color="#FFFFFF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T6" style:parent-style-name="段落フォント" style:family="text">
      <style:text-properties fo:font-size="24pt" style:font-size-asian="24pt" style:font-size-complex="24pt"/>
    </style:style>
    <style:style style:name="T7" style:parent-style-name="Heading" style:family="text">
      <style:text-properties style:font-name="Segoe UI" style:font-name-complex="Segoe UI" fo:color="#586069" style:font-size-complex="12pt"/>
    </style:style>
    <style:style style:name="T8" style:parent-style-name="段落フォント" style:family="text">
      <style:text-properties style:font-name="Segoe UI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24pt" style:font-size-asian="24pt" style:font-size-complex="24pt"/>
    </style:style>
    <style:style style:name="T10" style:parent-style-name="段落フォント" style:family="text">
      <style:text-properties fo:color="#FF3333" fo:font-size="15pt" style:font-size-asian="15pt" style:font-size-complex="15pt" style:language-asian="ja" style:country-asian="JP"/>
    </style:style>
    <style:style style:name="T11" style:parent-style-name="段落フォント" style:family="text">
      <style:text-properties fo:color="#FF3333" fo:font-size="15pt" style:font-size-asian="15pt" style:font-size-complex="15pt" style:language-asian="ja" style:country-asian="JP"/>
    </style:style>
    <style:style style:name="T12" style:parent-style-name="段落フォント" style:family="text">
      <style:text-properties fo:color="#FF3333" fo:font-size="15pt" style:font-size-asian="15pt" style:font-size-complex="15pt" style:language-asian="ja" style:country-asian="JP"/>
    </style:style>
    <style:style style:name="T13" style:parent-style-name="段落フォント" style:family="text">
      <style:text-properties fo:color="#FF3333" fo:font-size="15pt" style:font-size-asian="15pt" style:font-size-complex="15pt" style:language-asian="ja" style:country-asian="JP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7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8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9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20" style:parent-style-name="Standard" style:family="paragraph">
      <style:text-properties fo:color="#FF0000" fo:font-size="16pt" style:font-size-asian="16pt" style:font-size-complex="16pt"/>
    </style:style>
    <style:style style:name="P21" style:parent-style-name="Standard" style:family="paragraph">
      <style:text-properties fo:font-size="24pt" style:font-size-asian="24pt" style:font-size-complex="24pt" style:language-asian="ja" style:country-asian="JP"/>
    </style:style>
    <style:style style:name="P22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text:s/></text:span><text:span text:style-name="T3">1</text:span></text:p>
      <text:h text:style-name="P4" text:outline-level="2"><text:span text:style-name="T5">Team:</text:span><text:span text:style-name="T6">　</text:span><text:span text:style-name="T7"><text:s/></text:span><text:a xlink:href="https://github.com/ie03-aizu-2019/ie03project-std3_akira" office:target-frame-name="_top" xlink:show="replace"><text:span text:style-name="T8">ie03project-std3_akira</text:span></text:a></text:h>
      <text:p text:style-name="P9"/>
      <text:p text:style-name="Standard"><text:span text:style-name="T10">言語は</text:span><text:span text:style-name="T11">J</text:span><text:span text:style-name="T12">ava</text:span><text:span text:style-name="T13">を使用する。</text:span></text:p>
      <text:p text:style-name="P14"/>
      <text:p text:style-name="P15"/>
      <text:p text:style-name="P16">s1250193</text:p>
      <text:p text:style-name="P17">小課題全体についてアルゴリズムなどの大まかな見通しをつけた。</text:p>
      <text:p text:style-name="P18">次週からコード作成に移りたい。</text:p>
      <text:p text:style-name="P19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Segoe UI" svg:font-family="Segoe UI" style:font-family-generic="swiss" style:font-pitch="variable" svg:panose-1="2 11 5 2 4 2 4 2 2 3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見出し2" style:display-name="見出し 2" style:family="paragraph" style:parent-style-name="標準" style:default-outline-level="2">
      <style:paragraph-properties fo:widows="2" fo:orphans="2" fo:text-align="start" style:vertical-align="auto" fo:margin-top="0.0694in" fo:margin-bottom="0.0694in"/>
      <style:text-properties style:font-name="ＭＳ Ｐゴシック" style:font-name-asian="ＭＳ Ｐゴシック" style:font-name-complex="ＭＳ Ｐゴシック" fo:font-weight="bold" style:font-weight-asian="bold" style:font-weight-complex="bold" style:letter-kerning="false" fo:font-size="18pt" style:font-size-asian="18pt" style:font-size-complex="18pt" style:language-asian="ja" style:country-asian="JP" style:language-complex="ar" style:country-complex="SA" fo:hyphenate="tru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見出し2文字" style:display-name="見出し 2 (文字)" style:family="text" style:parent-style-name="段落フォント">
      <style:text-properties style:font-name="ＭＳ Ｐゴシック" style:font-name-asian="ＭＳ Ｐゴシック" style:font-name-complex="ＭＳ Ｐゴシック" fo:font-weight="bold" style:font-weight-asian="bold" style:font-weight-complex="bold" style:letter-kerning="false" fo:font-size="18pt" style:font-size-asian="18pt" style:font-size-complex="18pt" style:language-asian="ja" style:country-asian="JP" style:language-complex="ar" style:country-complex="SA"/>
    </style:style>
    <style:style style:name="js-path-segment" style:display-name="js-path-segment" style:family="text" style:parent-style-name="段落フォント"/>
    <style:style style:name="ハイパーリンク" style:display-name="ハイパーリンク" style:family="text" style:parent-style-name="段落フォント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竜太朗 木村</dc:creator>
    <meta:creation-date>2018-04-18T09:53:00Z</meta:creation-date>
    <dc:date>2019-04-24T01:26:00Z</dc:date>
    <meta:template xlink:href="Normal.dotm" xlink:type="simple"/>
    <meta:editing-cycles>2</meta:editing-cycles>
    <meta:editing-duration>PT1200S</meta:editing-duration>
    <meta:document-statistic meta:page-count="1" meta:paragraph-count="1" meta:word-count="30" meta:character-count="204" meta:row-count="1" meta:non-whitespace-character-count="175"/>
  </office:meta>
</office:document-meta>
</file>